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RegistryTests.resource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andlerRegistryTests.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andlerRegistryTests.resourceChainWith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ourceHandlerRegistryTests.ignor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Tests.mapPathTo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Handler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RegistryTests.noResourc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resourceChainWithVers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HandlerRegistryTests.getHandler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hasMappingFo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andlerRegistryTests.resourceChainWithout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andlerRegistryTests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